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16.89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normal" officeooo:rsid="0005d8c4" officeooo:paragraph-rsid="00207984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normal" officeooo:rsid="0005d8c4" officeooo:paragraph-rsid="001d82bc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normal" officeooo:rsid="0005d8c4" officeooo:paragraph-rsid="0021caae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bold" officeooo:rsid="0005d8c4" officeooo:paragraph-rsid="0020798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text-properties fo:font-size="14pt" fo:font-weight="bold" officeooo:paragraph-rsid="00207984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paragraph-rsid="0021caae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normal" officeooo:paragraph-rsid="00207984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font-size="13pt" style:font-size-asian="13pt" style:font-size-complex="13pt"/>
    </style:style>
    <style:style style:name="T1" style:family="text">
      <style:text-properties officeooo:rsid="001d82bc"/>
    </style:style>
    <style:style style:name="T2" style:family="text">
      <style:text-properties officeooo:rsid="00207984"/>
    </style:style>
    <style:style style:name="T3" style:family="text">
      <style:text-properties officeooo:rsid="0021ca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1">ytube </text:span>= <text:span text:style-name="T1">LOAD</text:span> '/<text:span text:style-name="T1">path’</text:span> using PigStorage('\t') as </text:p>
            <text:p text:style-name="P8">(videoid:chararray,uploader:chararray,age:int,category:chararray,length:int,views:int,rate:int,rating:int,comments:int,related_id:chararray);</text:p>
            <text:p text:style-name="P8"/>
            <text:p text:style-name="P8">files = FILTER <text:span text:style-name="T2">ytube </text:span>BY category is not null;</text:p>
            <text:p text:style-name="Table_20_Contents"/>
          </table:table-cell>
        </table:table-row>
        <table:table-row>
          <table:table-cell table:style-name="Table1.A2" office:value-type="string">
            <text:p text:style-name="P4">1) Find out the top 5 categories in which the most number of videos are uploaded.</text:p>
            <text:p text:style-name="P1">gr<text:span text:style-name="T2">oup_category</text:span>= <text:span text:style-name="T2">GROUP</text:span> files by category;</text:p>
            <text:p text:style-name="P2"/>
            <text:p text:style-name="P2">c<text:span text:style-name="T2">ount</text:span>_catagories = <text:span text:style-name="T2">FOREACH </text:span>gr<text:span text:style-name="T2">oup_</text:span>catagor<text:span text:style-name="T2">y</text:span> generate group, COUNT(files.videoid) as counting;</text:p>
            <text:p text:style-name="P2"/>
            <text:p text:style-name="P2"><text:span text:style-name="T2">category</text:span>_desc = <text:span text:style-name="T2">ORDER</text:span> c<text:span text:style-name="T2">ount_</text:span>catagories by counting desc;</text:p>
            <text:p text:style-name="P2"/>
            <text:p text:style-name="P2">top5_catagories = <text:span text:style-name="T2">LIMIT</text:span> catagor<text:span text:style-name="T2">y</text:span>_desc 5;</text:p>
            <text:p text:style-name="P2"/>
            <text:p text:style-name="P2">STORE top5_catagories INTO <text:s/>'/<text:span text:style-name="T2">path</text:span>' using PigStorage(',');</text:p>
          </table:table-cell>
        </table:table-row>
        <table:table-row>
          <table:table-cell table:style-name="Table1.A2" office:value-type="string">
            <text:p text:style-name="P5">2) Find top 10 rated videos</text:p>
            <text:p text:style-name="P7">order_rated = <text:span text:style-name="T2">ORDER</text:span> files by rating desc;</text:p>
            <text:p text:style-name="P7"/>
            <text:p text:style-name="P7">top10_rated = <text:span text:style-name="T2">LIMIT </text:span>order_rated 10;</text:p>
            <text:p text:style-name="P7"/>
            <text:p text:style-name="P7">final_top10_rated = <text:span text:style-name="T2">FOREACH</text:span> top10_rated generate $0,$3,$7;</text:p>
            <text:p text:style-name="P7"/>
            <text:p text:style-name="P7">STORE final_top10_rated INTO '/<text:span text:style-name="T2">path</text:span>' using PigStorage(',');</text:p>
          </table:table-cell>
        </table:table-row>
        <table:table-row>
          <table:table-cell table:style-name="Table1.A2" office:value-type="string">
            <text:p text:style-name="P5">3) Find top 10 most viewed videos</text:p>
            <text:p text:style-name="P7">order_viewed = <text:span text:style-name="T2">ORDER</text:span> files by views desc;</text:p>
            <text:p text:style-name="P7"/>
            <text:p text:style-name="P7">top10_viewed= <text:span text:style-name="T2">LIMIT </text:span>order_viewed 10;</text:p>
            <text:p text:style-name="P7"/>
            <text:p text:style-name="P7"><text:soft-page-break/>final_top10_viewed = <text:span text:style-name="T2">FOREACH</text:span> top10_viewed generate $0,$3,$5;</text:p>
            <text:p text:style-name="P7"/>
            <text:p text:style-name="P7">STORE final_top10_viewed INTO '/<text:span text:style-name="T3">path</text:span>' using PigStorage(',');</text:p>
          </table:table-cell>
        </table:table-row>
        <table:table-row>
          <table:table-cell table:style-name="Table1.A2" office:value-type="string">
            <text:p text:style-name="P6">4) Find top 10 rated videos in each category</text:p>
            <text:p text:style-name="P3">gr<text:span text:style-name="T2">oup_category</text:span>= <text:span text:style-name="T2">GROUP</text:span> files by category;</text:p>
            <text:p text:style-name="P3"/>
            <text:p text:style-name="P7">top10_rated_catagories = <text:span text:style-name="T3">FOREACH</text:span> g<text:span text:style-name="T3">roup_</text:span>catagor<text:span text:style-name="T3">y</text:span>{</text:p>
            <text:p text:style-name="P7"><text:s text:c="27"/>sorted = <text:span text:style-name="T3">ORDER</text:span> files by rating desc;</text:p>
            <text:p text:style-name="P7"><text:s text:c="27"/>top10 = <text:span text:style-name="T3">LIMIT</text:span> sorted 10;</text:p>
            <text:p text:style-name="P7"><text:s text:c="27"/>generate <text:span text:style-name="T3">FLATTEN</text:span>(top10);</text:p>
            <text:p text:style-name="P7">};</text:p>
            <text:p text:style-name="P7"/>
            <text:p text:style-name="P7"><text:span text:style-name="T3">final_</text:span>top10_<text:span text:style-name="T3">c</text:span>atagories = <text:span text:style-name="T3">FOREACH</text:span> top10_rated_catagories generate $0,$3,$7;</text:p>
            <text:p text:style-name="P7"/>
            <text:p text:style-name="P7">STORE <text:span text:style-name="T3">final_</text:span>top10_catagories INTO '/<text:span text:style-name="T3">path’</text:span> using PigStorage(',');</text:p>
          </table:table-cell>
        </table:table-row>
        <table:table-row>
          <table:table-cell table:style-name="Table1.A2" office:value-type="string">
            <text:p text:style-name="P5">5) Find top 10 most viewed videos in each category</text:p>
            <text:p text:style-name="P3">gr<text:span text:style-name="T2">oup_category</text:span>= <text:span text:style-name="T2">GROUP</text:span> files by category;</text:p>
            <text:p text:style-name="P3"/>
            <text:p text:style-name="P7">top10_viewed_catagories = <text:span text:style-name="T3">FOREACH </text:span>gr<text:span text:style-name="T3">oup_</text:span>catagor<text:span text:style-name="T3">y</text:span>{</text:p>
            <text:p text:style-name="P7"><text:s text:c="27"/>sorted = <text:span text:style-name="T3">ORDER</text:span> files by views desc;</text:p>
            <text:p text:style-name="P7"><text:s text:c="27"/>top10 = <text:span text:style-name="T3">LIMIT </text:span>sorted 10;</text:p>
            <text:p text:style-name="P7"><text:s text:c="27"/>generate <text:span text:style-name="T3">FLATTEN</text:span>(top10);</text:p>
            <text:p text:style-name="P7">};</text:p>
            <text:p text:style-name="P7"/>
            <text:p text:style-name="P7"><text:span text:style-name="T3">final_</text:span>top10<text:span text:style-name="T3">v_</text:span>catagories = <text:span text:style-name="T3">FOREACH </text:span>top10_viewed_catagories generate $0,$3,$5;</text:p>
            <text:p text:style-name="P7"/>
            <text:p text:style-name="P7">STORE <text:span text:style-name="T3">final_</text:span>top10<text:span text:style-name="T3">v_</text:span>catagories INTO '/<text:span text:style-name="T3">path</text:span>' using PigStorage(','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3T19:42:18.416690329</meta:creation-date>
    <dc:date>2023-03-23T21:55:22.144584956</dc:date>
    <meta:editing-duration>PT41M4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37" meta:word-count="216" meta:character-count="1932" meta:non-whitespace-character-count="1589"/>
  </office:meta>
</office:document-meta>
</file>